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764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ce12"/>
        <table:table-column table:style-name="co13" table:number-columns-repeated="28" table:default-cell-style-name="ce12"/>
        <table:table-column table:style-name="co14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Phylactor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table:number-columns-repeated="8"/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table:number-columns-repeated="8"/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table:number-columns-repeated="18"/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/>
          <table:table-cell table:style-name="ce13" office:value-type="string">
            <text:p>Potion of Liquid Form</text:p>
          </table:table-cell>
          <table:table-cell table:style-name="ce13" table:number-columns-repeated="8"/>
          <table:table-cell table:style-name="ce13" office:value-type="string">
            <text:p>Essence of Mutation</text:p>
          </table:table-cell>
          <table:table-cell table:style-name="ce13" table:number-columns-repeated="17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6">09/26/2025</text:date>, <text:time>14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9-26T14:56:16.79</dc:date>
    <meta:editing-duration>P26DT10H34M24S</meta:editing-duration>
    <meta:editing-cycles>82</meta:editing-cycles>
    <meta:generator>OpenOffice/4.1.13$Win32 OpenOffice.org_project/4113m1$Build-9810</meta:generator>
    <meta:document-statistic meta:table-count="2" meta:cell-count="913" meta:object-count="0"/>
  </office:meta>
</office:document-meta>
</file>